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leados con cuenta presupuestaria individual</text:p>
      <text:p text:style-name="Standard">codigo, identidad, nombres, <text:s/>apellidos, <text:s/>cargo, código depto, departamento, <text:s/>sueldo, fecha contrato, acuerdo, fecha nacimiento, ctaxstate, tipo de planilla, código presupuestario <text:s text:c="2"/>, estado , sexo</text:p>
      <text:p text:style-name="Standard">que pueda sacarse <text:s/>por </text:p>
      <text:p text:style-name="Standard">cargo </text:p>
      <text:p text:style-name="Standard">departamento</text:p>
      <text:p text:style-name="Standard">por código presupuestario</text:p>
      <text:p text:style-name="Standard">por estado</text:p>
      <text:p text:style-name="Standard">por fehas de contrato y acuerdo</text:p>
      <text:p text:style-name="Standard"/>
      <text:p text:style-name="P1">Reporte de deducciones de empleados y reporte de ingresos</text:p>
      <text:p text:style-name="Standard">codigo, identidad, nombres, <text:s/>apellidos, <text:s/>cargo, código depto, departamento, referencia, banco, cheque , planilla, código ingreso, descripción, <text:s/>valor ingreso</text:p>
      <text:p text:style-name="Standard">codigo, identidad, nombres, <text:s/>apellidos, <text:s/>cargo, código depto, departamento, referencia, banco, cheque , planilla, código ingreso, descripción, <text:s/>valor deducc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H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MX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yda Caceres</meta:initial-creator>
    <meta:creation-date>2014-08-13T15:18:00</meta:creation-date>
    <dc:creator>Aleyda Caceres</dc:creator>
    <dc:date>2014-08-13T15:32:00</dc:date>
    <meta:editing-cycles>1</meta:editing-cycles>
    <meta:editing-duration>PT14M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91" meta:character-count="722" meta:non-whitespace-character-count="628"/>
    <meta:user-defined meta:name="Información 1"/>
    <meta:user-defined meta:name="Información 2"/>
    <meta:user-defined meta:name="Información 3"/>
    <meta:user-defined meta:name="Información 4"/>
  </office:meta>
</office:document-meta>
</file>